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mp_id</text:p>
          </table:table-cell>
          <table:table-cell office:value-type="string" calcext:value-type="string">
            <text:p>card_id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dd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dd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ddo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ddo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ddo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o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do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ddo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ddo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ddo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ddon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ddo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ddon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ddon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ddon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ddon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ddon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ddon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don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ddon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ddon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on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ddon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ddon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ddon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ddon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ddon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ddon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don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ddon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ddon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ddon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ddon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ddon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ddon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1" calcext:value-type="float">
            <text:p>1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ddon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ddon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ddon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ddon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ddon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ddon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ddon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ddon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ddon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ddon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don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ddon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ddon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5" calcext:value-type="float">
            <text:p>1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ddon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ddon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on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7" calcext:value-type="float">
            <text:p>1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7" calcext:value-type="float">
            <text:p>1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ddon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7" calcext:value-type="float">
            <text:p>1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ddon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ddon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ddon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7" calcext:value-type="float">
            <text:p>17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ddon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8" calcext:value-type="float">
            <text:p>1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8" calcext:value-type="float">
            <text:p>1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ddon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8" calcext:value-type="float">
            <text:p>18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Addon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ddon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8" calcext:value-type="float">
            <text:p>1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ddon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8" calcext:value-type="float">
            <text:p>1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Addon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ddon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ddon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6" calcext:value-type="float">
            <text:p>16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ddon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don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6" calcext:value-type="float">
            <text:p>16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ddon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9" calcext:value-type="float">
            <text:p>19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9" calcext:value-type="float">
            <text:p>1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9" calcext:value-type="float">
            <text:p>19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ddon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ddon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ddon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0" calcext:value-type="float">
            <text:p>2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ddon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ddon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Addon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d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5-03">00/00/0000</text:date>, <text:time style:data-style-name="N2" text:time-value="10:36:27.0845723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04T15:16:45.066514900</meta:creation-date>
    <dc:date>2026-05-03T11:26:48.126276200</dc:date>
    <meta:editing-duration>PT1H17M22S</meta:editing-duration>
    <meta:editing-cycles>21</meta:editing-cycles>
    <meta:generator>LibreOffice/25.8.5.2$Windows_X86_64 LibreOffice_project/9c8b85f387cc00a89945a79c9e6239f32e450ac2</meta:generator>
    <meta:document-statistic meta:table-count="1" meta:cell-count="612" meta:object-count="0"/>
  </office:meta>
</office:document-meta>
</file>